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atin Modern Sans Demi Cond1" svg:font-family="'Latin Modern Sans Demi Con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80808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2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false" fo:min-height="1.39cm" fo:min-width="0cm"/>
      <style:paragraph-properties style:writing-mode="lr-tb"/>
    </style:style>
    <style:style style:name="gr3" style:family="graphic" style:parent-style-name="objectwithoutfill">
      <style:graphic-properties svg:stroke-width="0.081cm" svg:stroke-color="#00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4" style:family="graphic" style:parent-style-name="objectwithoutfill">
      <style:graphic-properties svg:stroke-width="0.081cm" svg:stroke-color="#ff860d" draw:marker-start-width="0.295cm" draw:marker-end-width="0.295cm" draw:fill="solid" draw:fill-color="#000000" draw:textarea-vertical-align="middle" fo:padding-top="0.166cm" fo:padding-bottom="0.166cm" fo:padding-left="0.291cm" fo:padding-right="0.291cm"/>
    </style:style>
    <style:style style:name="gr5" style:family="graphic" style:parent-style-name="objectwithoutfill">
      <style:graphic-properties svg:stroke-width="0.081cm" svg:stroke-color="#8d1d75" draw:marker-start-width="0.359cm" draw:marker-end-width="0.359cm" draw:fill="none" draw:textarea-vertical-align="middle" fo:padding-top="0.166cm" fo:padding-bottom="0.166cm" fo:padding-left="0.291cm" fo:padding-right="0.291cm"/>
    </style:style>
    <style:style style:name="gr6" style:family="graphic" style:parent-style-name="objectwithoutfill">
      <style:graphic-properties svg:stroke-width="0.081cm" svg:stroke-color="#8d1d75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7" style:family="graphic" style:parent-style-name="standard" style:list-style-name="L1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false" fo:min-height="1.39cm" fo:min-width="0cm"/>
      <style:paragraph-properties style:writing-mode="lr-tb"/>
    </style:style>
    <style:style style:name="gr8" style:family="graphic" style:parent-style-name="standard">
      <style:graphic-properties draw:stroke="none" svg:stroke-width="0.081cm" svg:stroke-color="#808080" draw:marker-start-width="0.321cm" draw:marker-end-width="0.321cm" draw:fill="none" draw:fill-color="#ffffff" draw:textarea-horizontal-align="left" draw:auto-grow-height="true" draw:auto-grow-width="false" fo:min-height="1.39cm" fo:min-width="0cm"/>
      <style:paragraph-properties style:writing-mode="lr-tb"/>
    </style:style>
    <style:style style:name="gr9" style:family="graphic" style:parent-style-name="objectwithoutfill">
      <style:graphic-properties svg:stroke-width="0.081cm" svg:stroke-color="#168253" draw:marker-start-width="0.359cm" draw:marker-end-width="0.359cm" draw:fill="none" draw:textarea-vertical-align="middle" fo:padding-top="0.166cm" fo:padding-bottom="0.166cm" fo:padding-left="0.291cm" fo:padding-right="0.291cm"/>
    </style:style>
    <style:style style:name="gr10" style:family="graphic" style:parent-style-name="objectwithoutfill">
      <style:graphic-properties svg:stroke-width="0.081cm" svg:stroke-color="#168253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1" style:family="graphic" style:parent-style-name="standard" style:list-style-name="L1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false" fo:min-height="1.39cm" fo:min-width="0cm"/>
      <style:paragraph-properties style:writing-mode="lr-tb"/>
    </style:style>
    <style:style style:name="gr12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false" fo:min-height="0.894cm" fo:min-width="0cm"/>
      <style:paragraph-properties style:writing-mode="lr-tb"/>
    </style:style>
    <style:style style:name="gr13" style:family="graphic" style:parent-style-name="objectwithoutfill">
      <style:graphic-properties svg:stroke-width="0.053cm" svg:stroke-color="#16825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  <style:text-properties fo:color="#808080" loext:opacity="100%" fo:font-size="28pt"/>
    </style:style>
    <style:style style:name="P2" style:family="paragraph">
      <loext:graphic-properties draw:fill="none" draw:fill-color="#ffffff"/>
      <style:paragraph-properties style:writing-mode="lr-tb"/>
      <style:text-properties fo:color="#808080" loext:opacity="100%" style:font-name="Latin Modern Sans Demi Cond" fo:font-size="28pt" style:font-size-asian="44pt" style:font-size-complex="44pt"/>
    </style:style>
    <style:style style:name="P3" style:family="paragraph">
      <loext:graphic-properties draw:fill="none" draw:fill-color="#ffffff"/>
      <style:paragraph-properties style:writing-mode="lr-tb"/>
      <style:text-properties style:font-name="Latin Modern Sans Demi Cond" fo:font-size="28pt" style:font-size-asian="44pt" style:font-size-complex="44pt"/>
    </style:style>
    <style:style style:name="P4" style:family="paragraph">
      <loext:graphic-properties draw:fill="none"/>
      <style:paragraph-properties fo:text-align="center"/>
      <style:text-properties fo:font-size="28pt"/>
    </style:style>
    <style:style style:name="P5" style:family="paragraph">
      <loext:graphic-properties draw:fill="none"/>
      <style:paragraph-properties fo:text-align="center"/>
      <style:text-properties fo:color="#000000" loext:opacity="100%" fo:font-size="28pt"/>
    </style:style>
    <style:style style:name="P6" style:family="paragraph">
      <loext:graphic-properties draw:fill="solid" draw:fill-color="#000000"/>
      <style:paragraph-properties fo:text-align="center"/>
      <style:text-properties fo:color="#ff860d" loext:opacity="100%" fo:font-size="28pt"/>
    </style:style>
    <style:style style:name="P7" style:family="paragraph">
      <loext:graphic-properties draw:fill="none" draw:fill-color="#ffffff"/>
      <style:paragraph-properties style:writing-mode="lr-tb"/>
      <style:text-properties fo:color="#8d1d75" loext:opacity="100%" style:font-name="Latin Modern Sans Demi Cond" fo:font-size="28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68253" loext:opacity="100%" style:text-position="0% 100%" style:font-name="Latin Modern Sans Demi Cond" fo:font-size="28pt"/>
    </style:style>
    <style:style style:name="P10" style:family="paragraph">
      <loext:graphic-properties draw:fill="solid" draw:fill-color="#000000"/>
      <style:paragraph-properties fo:text-align="center"/>
      <style:text-properties fo:font-size="28pt"/>
    </style:style>
    <style:style style:name="P11" style:family="paragraph">
      <loext:graphic-properties draw:fill="none" draw:fill-color="#ffffff"/>
      <style:paragraph-properties style:writing-mode="lr-tb"/>
      <style:text-properties fo:color="#ff860d" loext:opacity="100%" style:font-name="Latin Modern Sans Demi Cond" fo:font-size="28pt"/>
    </style:style>
    <style:style style:name="P12" style:family="paragraph">
      <loext:graphic-properties draw:fill="none" draw:fill-color="#ffffff"/>
      <style:paragraph-properties style:writing-mode="lr-tb"/>
      <style:text-properties fo:color="#ff860d" loext:opacity="100%" style:font-name="Latin Modern Sans Demi Cond" fo:font-size="18pt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color="#808080" loext:opacity="100%" style:font-name="Latin Modern Sans Demi Cond" fo:font-size="28pt" style:font-size-asian="44pt" style:font-size-complex="44pt"/>
    </style:style>
    <style:style style:name="T2" style:family="text">
      <style:text-properties style:font-name="Latin Modern Sans Demi Cond" fo:font-size="28pt" style:font-size-asian="44pt" style:font-size-complex="44pt"/>
    </style:style>
    <style:style style:name="T3" style:family="text">
      <style:text-properties fo:color="#8d1d75" loext:opacity="100%" style:font-name="Latin Modern Sans Demi Cond" fo:font-size="28pt"/>
    </style:style>
    <style:style style:name="T4" style:family="text">
      <style:text-properties fo:color="#8d1d75" loext:opacity="100%" style:text-position="33% 58%" style:font-name="Latin Modern Sans Demi Cond" fo:font-size="28pt"/>
    </style:style>
    <style:style style:name="T5" style:family="text">
      <style:text-properties fo:color="#8d1d75" loext:opacity="100%" style:text-position="-8% 58%" style:font-name="Latin Modern Sans Demi Cond" fo:font-size="28pt"/>
    </style:style>
    <style:style style:name="T6" style:family="text">
      <style:text-properties fo:font-variant="normal" fo:text-transform="none" fo:color="#168253" loext:opacity="100%" style:text-outline="false" style:text-line-through-style="none" style:text-line-through-type="none" style:text-position="0% 100%" style:font-name="Latin Modern Sans Demi Cond" fo:font-size="28pt" fo:font-style="normal" fo:text-shadow="none" style:text-underline-style="none" fo:font-weight="normal" style:letter-kerning="true" style:font-name-asian="Latin Modern Sans Demi Cond1" style:font-size-asian="18pt" style:font-style-asian="normal" style:font-weight-asian="normal" style:font-name-complex="Latin Modern Sans Demi Cond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168253" loext:opacity="100%" style:text-outline="false" style:text-line-through-style="none" style:text-line-through-type="none" style:text-position="-8% 58%" style:font-name="Latin Modern Sans Demi Cond1" fo:font-size="28pt" fo:font-style="normal" fo:text-shadow="none" style:text-underline-style="none" fo:font-weight="normal" style:letter-kerning="true" style:font-name-asian="Latin Modern Sans Demi Cond1" style:font-size-asian="18pt" style:font-style-asian="normal" style:font-weight-asian="normal" style:font-name-complex="Latin Modern Sans Demi Cond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860d" loext:opacity="100%" style:text-position="0% 100%" style:font-name="Latin Modern Sans Demi Cond" fo:font-size="28pt"/>
    </style:style>
    <style:style style:name="T9" style:family="text">
      <style:text-properties fo:color="#ff860d" loext:opacity="100%" style:text-position="33% 58%" style:font-name="Latin Modern Sans Demi Cond" fo:font-size="28pt"/>
    </style:style>
    <style:style style:name="T10" style:family="text">
      <style:text-properties fo:color="#ff860d" loext:opacity="100%" style:font-name="Latin Modern Sans Demi Cond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0.5cm" svg:x2="9cm" svg:y2="0.5cm">
          <text:p/>
        </draw:line>
        <draw:frame draw:style-name="gr2" draw:text-style-name="P2" draw:layer="layout" svg:width="0.75cm" svg:height="1.64cm" svg:x="0cm" svg:y="-0.69cm">
          <draw:text-box>
            <text:p><text:span text:style-name="T1">u</text:span></text:p>
          </draw:text-box>
        </draw:frame>
        <draw:line draw:style-name="gr1" draw:text-style-name="P1" draw:layer="layout" svg:x1="1cm" svg:y1="1.1cm" svg:x2="9cm" svg:y2="1.1cm">
          <text:p/>
        </draw:line>
        <draw:frame draw:style-name="gr2" draw:text-style-name="P2" draw:layer="layout" svg:width="0.75cm" svg:height="1.64cm" svg:x="0cm" svg:y="0.06cm">
          <draw:text-box>
            <text:p><text:span text:style-name="T1">d</text:span></text:p>
          </draw:text-box>
        </draw:frame>
        <draw:line draw:style-name="gr3" draw:text-style-name="P1" draw:layer="layout" svg:x1="1cm" svg:y1="1.7cm" svg:x2="9cm" svg:y2="1.7cm">
          <text:p/>
        </draw:line>
        <draw:frame draw:style-name="gr2" draw:text-style-name="P3" draw:layer="layout" svg:width="0.75cm" svg:height="1.64cm" svg:x="0cm" svg:y="0.81cm">
          <draw:text-box>
            <text:p><text:span text:style-name="T2">d</text:span></text:p>
          </draw:text-box>
        </draw:frame>
        <draw:line draw:style-name="gr1" draw:text-style-name="P1" draw:layer="layout" svg:x1="1cm" svg:y1="9.5cm" svg:x2="9cm" svg:y2="9.5cm">
          <text:p/>
        </draw:line>
        <draw:line draw:style-name="gr1" draw:text-style-name="P1" draw:layer="layout" svg:x1="1cm" svg:y1="8.9cm" svg:x2="9cm" svg:y2="8.9cm">
          <text:p/>
        </draw:line>
        <draw:line draw:style-name="gr3" draw:text-style-name="P1" draw:layer="layout" svg:x1="1cm" svg:y1="8.3cm" svg:x2="9cm" svg:y2="8.3cm">
          <text:p/>
        </draw:line>
        <draw:g>
          <draw:line draw:style-name="gr1" draw:text-style-name="P1" draw:layer="layout" svg:x1="4.8cm" svg:y1="0.25cm" svg:x2="5.05cm" svg:y2="0.5cm">
            <text:p/>
          </draw:line>
          <draw:line draw:style-name="gr1" draw:text-style-name="P1" draw:layer="layout" svg:x1="4.8cm" svg:y1="0.75cm" svg:x2="5.05cm" svg:y2="0.5cm">
            <text:p/>
          </draw:line>
        </draw:g>
        <draw:g>
          <draw:line draw:style-name="gr3" draw:text-style-name="P4" draw:layer="layout" svg:x1="1.5cm" svg:y1="1.45cm" svg:x2="1.75cm" svg:y2="1.7cm">
            <text:p/>
          </draw:line>
          <draw:line draw:style-name="gr3" draw:text-style-name="P4" draw:layer="layout" svg:x1="1.5cm" svg:y1="1.95cm" svg:x2="1.75cm" svg:y2="1.7cm">
            <text:p/>
          </draw:line>
        </draw:g>
        <draw:g>
          <draw:line draw:style-name="gr3" draw:text-style-name="P5" draw:layer="layout" svg:x1="1.5cm" svg:y1="8.05cm" svg:x2="1.75cm" svg:y2="8.3cm">
            <text:p/>
          </draw:line>
          <draw:line draw:style-name="gr3" draw:text-style-name="P5" draw:layer="layout" svg:x1="1.5cm" svg:y1="8.55cm" svg:x2="1.75cm" svg:y2="8.3cm">
            <text:p/>
          </draw:line>
        </draw:g>
        <draw:g>
          <draw:line draw:style-name="gr3" draw:text-style-name="P4" draw:layer="layout" svg:x1="8.2cm" svg:y1="1.45cm" svg:x2="8.45cm" svg:y2="1.7cm">
            <text:p/>
          </draw:line>
          <draw:line draw:style-name="gr3" draw:text-style-name="P4" draw:layer="layout" svg:x1="8.2cm" svg:y1="1.95cm" svg:x2="8.45cm" svg:y2="1.7cm">
            <text:p/>
          </draw:line>
        </draw:g>
        <draw:g>
          <draw:line draw:style-name="gr3" draw:text-style-name="P1" draw:layer="layout" svg:x1="8.2cm" svg:y1="8.05cm" svg:x2="8.45cm" svg:y2="8.3cm">
            <text:p/>
          </draw:line>
          <draw:line draw:style-name="gr3" draw:text-style-name="P1" draw:layer="layout" svg:x1="8.2cm" svg:y1="8.55cm" svg:x2="8.45cm" svg:y2="8.3cm">
            <text:p/>
          </draw:line>
        </draw:g>
        <draw:g>
          <draw:line draw:style-name="gr1" draw:text-style-name="P1" draw:layer="layout" svg:x1="4.8cm" svg:y1="0.85cm" svg:x2="5.05cm" svg:y2="1.1cm">
            <text:p/>
          </draw:line>
          <draw:line draw:style-name="gr1" draw:text-style-name="P1" draw:layer="layout" svg:x1="4.8cm" svg:y1="1.35cm" svg:x2="5.05cm" svg:y2="1.1cm">
            <text:p/>
          </draw:line>
        </draw:g>
        <draw:g>
          <draw:line draw:style-name="gr1" draw:text-style-name="P1" draw:layer="layout" svg:x1="4.8cm" svg:y1="8.65cm" svg:x2="5.05cm" svg:y2="8.9cm">
            <text:p/>
          </draw:line>
          <draw:line draw:style-name="gr1" draw:text-style-name="P1" draw:layer="layout" svg:x1="4.8cm" svg:y1="9.15cm" svg:x2="5.05cm" svg:y2="8.9cm">
            <text:p/>
          </draw:line>
        </draw:g>
        <draw:g>
          <draw:line draw:style-name="gr1" draw:text-style-name="P1" draw:layer="layout" svg:x1="4.8cm" svg:y1="9.25cm" svg:x2="5.05cm" svg:y2="9.5cm">
            <text:p/>
          </draw:line>
          <draw:line draw:style-name="gr1" draw:text-style-name="P1" draw:layer="layout" svg:x1="4.8cm" svg:y1="9.75cm" svg:x2="5.05cm" svg:y2="9.5cm">
            <text:p/>
          </draw:line>
        </draw:g>
        <draw:g>
          <draw:g>
            <draw:g>
              <draw:g>
                <draw:path draw:style-name="gr4" draw:text-style-name="P6" draw:layer="layout" svg:width="0.221cm" svg:height="0.214cm" draw:transform="skewX (-0.512952267161133) rotate (1.36467294213437) translate (5.25485521307558cm 3.75308191438814cm)" svg:viewBox="0 0 222 215" svg:d="M0 215c308 0 206-215 206-215">
                  <text:p/>
                </draw:path>
                <draw:path draw:style-name="gr4" draw:text-style-name="P6" draw:layer="layout" svg:width="0.226cm" svg:height="0.216cm" draw:transform="skewX (-0.557632696012188) rotate (-1.77098559199865) translate (5.34003896142033cm 3.34213059600782cm)" svg:viewBox="0 0 227 217" svg:d="M0 217c309-3 213-217 213-217">
                  <text:p/>
                </draw:path>
                <draw:path draw:style-name="gr4" draw:text-style-name="P6" draw:layer="layout" svg:width="0.225cm" svg:height="0.214cm" draw:transform="skewX (-0.528660230429082) rotate (1.355597230024) translate (4.86047135130597cm 3.52123457468771cm)" svg:viewBox="0 0 226 215" svg:d="M0 215c311-1 210-215 210-215">
                  <text:p/>
                </draw:path>
                <draw:path draw:style-name="gr4" draw:text-style-name="P6" draw:layer="layout" svg:width="0.219cm" svg:height="0.214cm" draw:transform="skewX (-0.515744793964324) rotate (-1.74148952763994) translate (4.94070326300512cm 3.1138017618942cm)" svg:viewBox="0 0 220 215" svg:d="M0 215c303 6 205-215 205-215">
                  <text:p/>
                </draw:path>
              </draw:g>
            </draw:g>
            <draw:g>
              <draw:g>
                <draw:path draw:style-name="gr4" draw:text-style-name="P6" draw:layer="layout" svg:width="0.225cm" svg:height="0.215cm" draw:transform="skewX (-0.53878314009065) rotate (1.34826684716562) translate (4.46836765296792cm 3.27302082144772cm)" svg:viewBox="0 0 226 216" svg:d="M0 216c312-4 210-216 210-216">
                  <text:p/>
                </draw:path>
                <draw:path draw:style-name="gr4" draw:text-style-name="P6" draw:layer="layout" svg:width="0.227cm" svg:height="0.214cm" draw:transform="skewX (-0.550302313153812) rotate (-1.74707458124632) translate (4.55316954486747cm 2.85549170952348cm)" svg:viewBox="0 0 228 215" svg:d="M0 215c303 5 216-215 216-215">
                  <text:p/>
                </draw:path>
                <draw:path draw:style-name="gr4" draw:text-style-name="P6" draw:layer="layout" svg:width="0.221cm" svg:height="0.213cm" draw:transform="skewX (-0.513475865936732) rotate (1.3536773678468) translate (4.07892407017576cm 3.03268170612867cm)" svg:viewBox="0 0 222 214" svg:d="M0 214c311-1 204-214 204-214">
                  <text:p/>
                </draw:path>
                <draw:path draw:style-name="gr4" draw:text-style-name="P6" draw:layer="layout" svg:width="0.22cm" svg:height="0.215cm" draw:transform="skewX (-0.521853446346304) rotate (-1.77098559199865) translate (4.1638482481151cm 2.63420807061627cm)" svg:viewBox="0 0 221 216" svg:d="M0 216c309-1 203-216 203-216">
                  <text:p/>
                </draw:path>
              </draw:g>
            </draw:g>
          </draw:g>
          <draw:g>
            <draw:g>
              <draw:path draw:style-name="gr4" draw:text-style-name="P6" draw:layer="layout" svg:width="0.221cm" svg:height="0.214cm" draw:transform="skewX (-0.516791991515521) rotate (1.35926242145318) translate (3.68536955646955cm 2.79018753205392cm)" svg:viewBox="0 0 222 215" svg:d="M0 215c309-2 206-215 206-215">
                <text:p/>
              </draw:path>
              <draw:path draw:style-name="gr4" draw:text-style-name="P6" draw:layer="layout" svg:width="0.227cm" svg:height="0.217cm" draw:transform="skewX (-0.56007615696498) rotate (-1.76749493349466) translate (3.77120377078241cm 2.37784090691045cm)" svg:viewBox="0 0 228 218" svg:d="M0 218c307-3 215-218 215-218">
                <text:p/>
              </draw:path>
              <draw:path draw:style-name="gr4" draw:text-style-name="P6" draw:layer="layout" svg:width="0.226cm" svg:height="0.213cm" draw:transform="skewX (-0.537212343763855) rotate (1.36467294213437) translate (3.29315639733884cm 2.56267134744509cm)" svg:viewBox="0 0 227 214" svg:d="M0 214c309 2 213-214 213-214">
                <text:p/>
              </draw:path>
              <draw:path draw:style-name="gr4" draw:text-style-name="P6" draw:layer="layout" svg:width="0.224cm" svg:height="0.217cm" draw:transform="skewX (-0.551698576555408) rotate (-1.77639611267983) translate (3.38031895864634cm 2.14780672751661cm)" svg:viewBox="0 0 225 218" svg:d="M0 218c310-5 210-218 210-218">
                <text:p/>
              </draw:path>
            </draw:g>
          </draw:g>
          <draw:path draw:style-name="gr4" draw:text-style-name="P6" draw:layer="layout" svg:width="0.222cm" svg:height="0.215cm" draw:transform="skewX (-0.524820506074695) rotate (1.34460165573643) translate (2.90030535180482cm 2.30545544986607cm)" svg:viewBox="0 0 223 216" svg:d="M0 216c312-4 205-216 205-216">
            <text:p/>
          </draw:path>
          <draw:path draw:style-name="gr4" draw:text-style-name="P6" draw:layer="layout" svg:width="0.224cm" svg:height="0.214cm" draw:transform="skewX (-0.538957673015849) rotate (-1.74707458124632) translate (2.98422630096903cm 1.89593653560174cm)" svg:viewBox="0 0 225 215" svg:d="M0 215c304 5 212-215 212-215">
            <text:p/>
          </draw:path>
          <draw:path draw:style-name="gr4" draw:text-style-name="P6" draw:layer="layout" svg:width="0.221cm" svg:height="0.213cm" draw:transform="skewX (-0.51399946471233) rotate (1.355597230024) translate (2.51084435907648cm 2.0703833866889cm)" svg:viewBox="0 0 222 214" svg:d="M0 214c310-1 205-214 205-214">
            <text:p/>
          </draw:path>
          <draw:path draw:style-name="gr4" draw:text-style-name="P6" draw:layer="layout" svg:width="0.218cm" svg:height="0.215cm" draw:transform="skewX (-0.515744793964324) rotate (-1.77098559199865) translate (2.59513988279898cm 1.67308237281222cm)" svg:viewBox="0 0 219 216" svg:d="M0 216c309-1 201-216 201-216">
            <text:p/>
          </draw:path>
        </draw:g>
        <draw:g>
          <draw:line draw:style-name="gr5" draw:text-style-name="P4" draw:layer="layout" svg:x1="5.5cm" svg:y1="3.7cm" svg:x2="6.75cm" svg:y2="2.75cm">
            <text:p/>
          </draw:line>
          <draw:g>
            <draw:line draw:style-name="gr6" draw:text-style-name="P4" draw:layer="layout" svg:x1="5.869cm" svg:y1="3.104cm" svg:x2="6.222cm" svg:y2="3.128cm">
              <text:p/>
            </draw:line>
            <draw:line draw:style-name="gr6" draw:text-style-name="P4" draw:layer="layout" svg:x1="6.198cm" svg:y1="3.481cm" svg:x2="6.222cm" svg:y2="3.128cm">
              <text:p/>
            </draw:line>
          </draw:g>
        </draw:g>
        <draw:frame draw:style-name="gr2" draw:text-style-name="P7" draw:layer="layout" svg:width="1.538cm" svg:height="1.64cm" svg:x="6.712cm" svg:y="1.6cm">
          <draw:text-box>
            <text:p><text:span text:style-name="T3">e</text:span><text:span text:style-name="T4">-</text:span><text:span text:style-name="T5">L</text:span></text:p>
          </draw:text-box>
        </draw:frame>
        <draw:frame draw:style-name="gr7" draw:text-style-name="P9" draw:layer="layout" svg:width="1.538cm" svg:height="1.64cm" svg:x="6.712cm" svg:y="3.5cm">
          <draw:text-box>
            <text:p text:style-name="P8"><text:span text:style-name="T6">ν</text:span><text:span text:style-name="T7">R</text:span></text:p>
          </draw:text-box>
        </draw:frame>
        <draw:frame draw:style-name="gr2" draw:text-style-name="P2" draw:layer="layout" svg:width="0.75cm" svg:height="1.64cm" svg:x="9cm" svg:y="-0.69cm">
          <draw:text-box>
            <text:p><text:span text:style-name="T1">u</text:span></text:p>
          </draw:text-box>
        </draw:frame>
        <draw:frame draw:style-name="gr2" draw:text-style-name="P2" draw:layer="layout" svg:width="0.75cm" svg:height="1.64cm" svg:x="9cm" svg:y="0.06cm">
          <draw:text-box>
            <text:p><text:span text:style-name="T1">d</text:span></text:p>
          </draw:text-box>
        </draw:frame>
        <draw:frame draw:style-name="gr2" draw:text-style-name="P3" draw:layer="layout" svg:width="0.75cm" svg:height="1.64cm" svg:x="9cm" svg:y="0.81cm">
          <draw:text-box>
            <text:p><text:span text:style-name="T2">u</text:span></text:p>
          </draw:text-box>
        </draw:frame>
        <draw:frame draw:style-name="gr2" draw:text-style-name="P3" draw:layer="layout" svg:width="0.75cm" svg:height="1.64cm" svg:x="0cm" svg:y="7.21cm">
          <draw:text-box>
            <text:p><text:span text:style-name="T2">d</text:span></text:p>
          </draw:text-box>
        </draw:frame>
        <draw:frame draw:style-name="gr2" draw:text-style-name="P2" draw:layer="layout" svg:width="0.75cm" svg:height="1.64cm" svg:x="0cm" svg:y="7.96cm">
          <draw:text-box>
            <text:p><text:span text:style-name="T1">d</text:span></text:p>
          </draw:text-box>
        </draw:frame>
        <draw:frame draw:style-name="gr8" draw:text-style-name="P2" draw:layer="layout" svg:width="0.75cm" svg:height="1.64cm" svg:x="0cm" svg:y="8.61cm">
          <draw:text-box>
            <text:p><text:span text:style-name="T1">u</text:span></text:p>
          </draw:text-box>
        </draw:frame>
        <draw:frame draw:style-name="gr2" draw:text-style-name="P3" draw:layer="layout" svg:width="0.75cm" svg:height="1.64cm" svg:x="9cm" svg:y="7.21cm">
          <draw:text-box>
            <text:p><text:span text:style-name="T2">u</text:span></text:p>
          </draw:text-box>
        </draw:frame>
        <draw:frame draw:style-name="gr8" draw:text-style-name="P2" draw:layer="layout" svg:width="0.75cm" svg:height="1.64cm" svg:x="9cm" svg:y="7.96cm">
          <draw:text-box>
            <text:p><text:span text:style-name="T1">d</text:span></text:p>
          </draw:text-box>
        </draw:frame>
        <draw:frame draw:style-name="gr8" draw:text-style-name="P2" draw:layer="layout" svg:width="0.75cm" svg:height="1.64cm" svg:x="9cm" svg:y="8.61cm">
          <draw:text-box>
            <text:p><text:span text:style-name="T1">u</text:span></text:p>
          </draw:text-box>
        </draw:frame>
        <draw:g>
          <draw:g>
            <draw:g>
              <draw:g>
                <draw:path draw:style-name="gr4" draw:text-style-name="P10" draw:layer="layout" svg:width="0.221cm" svg:height="0.214cm" draw:transform="skewX (0.514348530562729) rotate (1.77883957363262) translate (5.30035012452717cm 6.49334640018396cm)" svg:viewBox="0 0 222 215" svg:d="M222 215c-308-1-206-215-206-215">
                  <text:p/>
                </draw:path>
                <draw:path draw:style-name="gr4" draw:text-style-name="P10" draw:layer="layout" svg:width="0.227cm" svg:height="0.216cm" draw:transform="skewX (0.559552558189382) rotate (-1.37147972621714) translate (5.29492472118719cm 6.4644703176344cm)" svg:viewBox="0 0 228 217" svg:d="M228 217c-309-2-214-217-214-217">
                  <text:p/>
                </draw:path>
                <draw:path draw:style-name="gr4" draw:text-style-name="P10" draw:layer="layout" svg:width="0.224cm" svg:height="0.214cm" draw:transform="skewX (0.528834763354282) rotate (1.7845991601642) translate (4.90852851502995cm 6.72772442128947cm)" svg:viewBox="0 0 225 215" svg:d="M225 215c-310-1-209-215-209-215">
                  <text:p/>
                </draw:path>
                <draw:path draw:style-name="gr4" draw:text-style-name="P10" draw:layer="layout" svg:width="0.22cm" svg:height="0.214cm" draw:transform="skewX (0.517315590291119) rotate (-1.40080125765065) translate (4.90334117815882cm 6.698382744989cm)" svg:viewBox="0 0 221 215" svg:d="M221 215c-303 6-206-215-206-215">
                  <text:p/>
                </draw:path>
              </draw:g>
            </draw:g>
            <draw:g>
              <draw:g>
                <draw:path draw:style-name="gr4" draw:text-style-name="P10" draw:layer="layout" svg:width="0.224cm" svg:height="0.215cm" draw:transform="skewX (0.537037810838655) rotate (1.79419847105017) translate (4.51828379486959cm 6.976511789529cm)" svg:viewBox="0 0 225 216" svg:d="M225 216c-312-4-209-216-209-216">
                  <text:p/>
                </draw:path>
                <draw:path draw:style-name="gr4" draw:text-style-name="P10" draw:layer="layout" svg:width="0.227cm" svg:height="0.214cm" draw:transform="skewX (0.551349510705009) rotate (-1.39521620404427) translate (4.51328206866968cm 6.94953528174633cm)" svg:viewBox="0 0 228 215" svg:d="M228 215c-303 5-216-215-216-215">
                  <text:p/>
                </draw:path>
                <draw:path draw:style-name="gr4" draw:text-style-name="P10" draw:layer="layout" svg:width="0.221cm" svg:height="0.213cm" draw:transform="skewX (0.518537320767515) rotate (1.79053327962098) translate (4.1266608752347cm 7.21250522170846cm)" svg:viewBox="0 0 222 214" svg:d="M222 214c-311-2-205-214-205-214">
                  <text:p/>
                </draw:path>
                <draw:path draw:style-name="gr4" draw:text-style-name="P10" draw:layer="layout" svg:width="0.219cm" svg:height="0.215cm" draw:transform="skewX (0.521678913421105) rotate (-1.37060706159115) translate (4.12007443179378cm 7.17905862353787cm)" svg:viewBox="0 0 220 216" svg:d="M220 216c-308-1-202-216-202-216">
                  <text:p/>
                </draw:path>
              </draw:g>
            </draw:g>
          </draw:g>
          <draw:g>
            <draw:g>
              <draw:path draw:style-name="gr4" draw:text-style-name="P10" draw:layer="layout" svg:width="0.222cm" svg:height="0.214cm" draw:transform="skewX (0.518013721991917) rotate (1.78093396873501) translate (3.73202887403506cm 7.45619656989066cm)" svg:viewBox="0 0 223 215" svg:d="M223 215c-309-1-207-215-207-215">
                <text:p/>
              </draw:path>
              <draw:path draw:style-name="gr4" draw:text-style-name="P10" draw:layer="layout" svg:width="0.227cm" svg:height="0.217cm" draw:transform="skewX (0.559552558189382) rotate (-1.37531945057153) translate (3.72671194130132cm 7.42780917256943cm)" svg:viewBox="0 0 228 218" svg:d="M228 218c-307-3-215-218-215-218">
                <text:p/>
              </draw:path>
              <draw:path draw:style-name="gr4" draw:text-style-name="P10" draw:layer="layout" svg:width="0.227cm" svg:height="0.212cm" draw:transform="skewX (0.53878314009065) rotate (1.77499984927823) translate (3.33958024805256cm 7.68848206477936cm)" svg:viewBox="0 0 228 213" svg:d="M228 213c-309 4-214-213-214-213">
                <text:p/>
              </draw:path>
              <draw:path draw:style-name="gr4" draw:text-style-name="P10" draw:layer="layout" svg:width="0.223cm" svg:height="0.217cm" draw:transform="skewX (0.545589924173427) rotate (-1.36676733723676) translate (3.33432602859755cm 7.66053096089145cm)" svg:viewBox="0 0 224 218" svg:d="M224 218c-309-4-208-218-208-218">
                <text:p/>
              </draw:path>
            </draw:g>
          </draw:g>
          <draw:path draw:style-name="gr4" draw:text-style-name="P10" draw:layer="layout" svg:width="0.223cm" svg:height="0.215cm" draw:transform="skewX (0.52953289505508) rotate (1.79908539295575) translate (2.95024571210023cm 7.94038637118256cm)" svg:viewBox="0 0 224 216" svg:d="M224 216c-313-5-206-216-206-216">
            <text:p/>
          </draw:path>
          <draw:path draw:style-name="gr4" draw:text-style-name="P10" draw:layer="layout" svg:width="0.223cm" svg:height="0.214cm" draw:transform="skewX (0.536165146212658) rotate (-1.39521620404427) translate (2.9447646191648cm 7.91147440877564cm)" svg:viewBox="0 0 224 215" svg:d="M224 215c-303 5-211-215-211-215">
            <text:p/>
          </draw:path>
          <draw:path draw:style-name="gr4" draw:text-style-name="P10" draw:layer="layout" svg:width="0.222cm" svg:height="0.213cm" draw:transform="skewX (0.518537320767515) rotate (1.7866935552666) translate (2.55817399418048cm 8.17509051272923cm)" svg:viewBox="0 0 223 214" svg:d="M223 214c-310-1-206-214-206-214">
            <text:p/>
          </draw:path>
          <draw:path draw:style-name="gr4" draw:text-style-name="P10" draw:layer="layout" svg:width="0.218cm" svg:height="0.215cm" draw:transform="skewX (0.517315590291119) rotate (-1.36955986403995) translate (2.55158036282286cm 8.14133620328449cm)" svg:viewBox="0 0 219 216" svg:d="M219 216c-308-2-201-216-201-216">
            <text:p/>
          </draw:path>
        </draw:g>
        <draw:g>
          <draw:line draw:style-name="gr9" draw:text-style-name="P4" draw:layer="layout" svg:x1="5.5cm" svg:y1="3.7cm" svg:x2="6.75cm" svg:y2="4.65cm">
            <text:p/>
          </draw:line>
          <draw:g>
            <draw:line draw:style-name="gr10" draw:text-style-name="P4" draw:layer="layout" svg:x1="6.419cm" svg:y1="4.118cm" svg:x2="6.066cm" svg:y2="4.142cm">
              <text:p/>
            </draw:line>
            <draw:line draw:style-name="gr10" draw:text-style-name="P4" draw:layer="layout" svg:x1="6.09cm" svg:y1="4.495cm" svg:x2="6.066cm" svg:y2="4.142cm">
              <text:p/>
            </draw:line>
          </draw:g>
        </draw:g>
        <draw:g>
          <draw:line draw:style-name="gr5" draw:text-style-name="P4" draw:layer="layout" svg:x1="5.5cm" svg:y1="6.35cm" svg:x2="6.75cm" svg:y2="7.3cm">
            <text:p/>
          </draw:line>
          <draw:g>
            <draw:line draw:style-name="gr6" draw:text-style-name="P4" draw:layer="layout" svg:x1="5.869cm" svg:y1="6.946cm" svg:x2="6.222cm" svg:y2="6.922cm">
              <text:p/>
            </draw:line>
            <draw:line draw:style-name="gr6" draw:text-style-name="P4" draw:layer="layout" svg:x1="6.198cm" svg:y1="6.569cm" svg:x2="6.222cm" svg:y2="6.922cm">
              <text:p/>
            </draw:line>
          </draw:g>
        </draw:g>
        <draw:g>
          <draw:line draw:style-name="gr9" draw:text-style-name="P4" draw:layer="layout" svg:x1="5.5cm" svg:y1="6.35cm" svg:x2="6.75cm" svg:y2="5.4cm">
            <text:p/>
          </draw:line>
          <draw:g>
            <draw:line draw:style-name="gr10" draw:text-style-name="P4" draw:layer="layout" svg:x1="6.421cm" svg:y1="5.932cm" svg:x2="6.068cm" svg:y2="5.908cm">
              <text:p/>
            </draw:line>
            <draw:line draw:style-name="gr10" draw:text-style-name="P4" draw:layer="layout" svg:x1="6.092cm" svg:y1="5.555cm" svg:x2="6.068cm" svg:y2="5.908cm">
              <text:p/>
            </draw:line>
          </draw:g>
        </draw:g>
        <draw:frame draw:style-name="gr2" draw:text-style-name="P7" draw:layer="layout" svg:width="1.538cm" svg:height="1.64cm" svg:x="6.712cm" svg:y="6.4cm">
          <draw:text-box>
            <text:p><text:span text:style-name="T3">e</text:span><text:span text:style-name="T4">-</text:span><text:span text:style-name="T5">L</text:span></text:p>
          </draw:text-box>
        </draw:frame>
        <draw:frame draw:style-name="gr11" draw:text-style-name="P9" draw:layer="layout" svg:width="1.538cm" svg:height="1.64cm" svg:x="6.812cm" svg:y="4.5cm">
          <draw:text-box>
            <text:p text:style-name="P8"><text:span text:style-name="T6">ν</text:span><text:span text:style-name="T7">R</text:span></text:p>
          </draw:text-box>
        </draw:frame>
        <draw:frame draw:style-name="gr2" draw:text-style-name="P11" draw:layer="layout" svg:width="1.688cm" svg:height="1.64cm" svg:x="3.062cm" svg:y="2.75cm">
          <draw:text-box>
            <text:p><text:span text:style-name="T8">W</text:span><text:span text:style-name="T9">-</text:span></text:p>
          </draw:text-box>
        </draw:frame>
        <draw:frame draw:style-name="gr12" draw:text-style-name="P12" draw:layer="layout" svg:width="2.1cm" svg:height="1.144cm" svg:x="1.25cm" svg:y="1.75cm">
          <draw:text-box>
            <text:p><text:span text:style-name="T10">V-A</text:span></text:p>
          </draw:text-box>
        </draw:frame>
        <draw:frame draw:style-name="gr12" draw:text-style-name="P12" draw:layer="layout" svg:width="2.1cm" svg:height="1.144cm" svg:x="1.25cm" svg:y="6.95cm">
          <draw:text-box>
            <text:p><text:span text:style-name="T10">V-A</text:span></text:p>
          </draw:text-box>
        </draw:frame>
        <draw:frame draw:style-name="gr2" draw:text-style-name="P11" draw:layer="layout" svg:width="1.688cm" svg:height="1.64cm" svg:x="3.062cm" svg:y="5.55cm">
          <draw:text-box>
            <text:p><text:span text:style-name="T8">W</text:span><text:span text:style-name="T9">-</text:span></text:p>
          </draw:text-box>
        </draw:frame>
        <draw:line draw:style-name="gr13" draw:text-style-name="P13" draw:layer="layout" svg:x1="6.9cm" svg:y1="4.1cm" svg:x2="7.4cm" svg:y2="4.1cm">
          <text:p/>
        </draw:line>
        <draw:line draw:style-name="gr13" draw:text-style-name="P13" draw:layer="layout" svg:x1="7cm" svg:y1="5.1cm" svg:x2="7.5cm" svg:y2="5.1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atin Modern Sans Demi Cond1" svg:font-family="'Latin Modern Sans Demi Con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1-09T20:44:08.198925990</meta:creation-date>
    <dc:date>2021-05-16T13:01:00.440213458</dc:date>
    <meta:editing-duration>PT2H34M32S</meta:editing-duration>
    <meta:editing-cycles>28</meta:editing-cycles>
    <meta:generator>LibreOffice/7.1.2.2$Linux_X86_64 LibreOffice_project/10$Build-2</meta:generator>
    <meta:document-statistic meta:object-count="120"/>
  </office:meta>
</office:document-meta>
</file>